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officeooo:rsid="0012c5dc" officeooo:paragraph-rsid="0012c5dc"/>
    </style:style>
    <style:style style:name="P2" style:family="paragraph" style:parent-style-name="Standard">
      <style:text-properties fo:language="es" fo:country="ES" officeooo:rsid="00140e3c" officeooo:paragraph-rsid="00140e3c"/>
    </style:style>
    <style:style style:name="P3" style:family="paragraph" style:parent-style-name="Standard">
      <style:text-properties fo:language="es" fo:country="ES" officeooo:rsid="00150a25" officeooo:paragraph-rsid="00150a25"/>
    </style:style>
    <style:style style:name="P4" style:family="paragraph" style:parent-style-name="Standard">
      <style:text-properties fo:language="es" fo:country="ES" officeooo:rsid="00150a25" officeooo:paragraph-rsid="00150c88"/>
    </style:style>
    <style:style style:name="P5" style:family="paragraph" style:parent-style-name="Standard">
      <style:text-properties fo:language="es" fo:country="ES" officeooo:paragraph-rsid="00150c88"/>
    </style:style>
    <style:style style:name="T1" style:family="text">
      <style:text-properties officeooo:rsid="00140e3c"/>
    </style:style>
    <style:style style:name="T2" style:family="text">
      <style:text-properties officeooo:rsid="00150c88"/>
    </style:style>
    <style:style style:name="T3" style:family="text">
      <style:text-properties fo:language="es" fo:country="ES"/>
    </style:style>
    <style:style style:name="T4" style:family="text">
      <style:text-properties fo:language="es" fo:country="ES" officeooo:rsid="00150c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riable : una variable es un dato que se guarda para poder utilizarlo luego. <text:span text:style-name="T1">La misma puede ser reemplazada en cualquier momento.</text:span></text:p>
      <text:p text:style-name="P1"/>
      <text:p text:style-name="P2">Strings: son bloques de texto, puede ser una palabra o mas de una. Siempre debe estar encerrada entre comillas , ya se simple o dobles. </text:p>
      <text:p text:style-name="P3"/>
      <text:p text:style-name="P3">Funciones (argumentos, return) : Las funciones son un conjunto de instrucciones que se siguen para poder realizar una tarea especifica o calcular un valor. Muchas veces se usan los operadores matematicos (+, -, *, / ). Se debe detallar paso a paso lo que se debe hacer para poder llegar al resultado correcto. </text:p>
      <text:p text:style-name="P3"><text:s/>Luego de especificar las instrucciones el siguiente paso es poner la declaracion “return” para que luego de ejecutada la funcion nos muestre el resultado de la misma.</text:p>
      <text:p text:style-name="P3"/>
      <text:p text:style-name="P4">Declaraciones (if) <text:span text:style-name="T2">y valores booleanos</text:span>: Las declaraciones (if) se usan para verificar si es “true” o “false” algun punto de nuestra funcion, el cual es indispensable para llegar al resultado requerido. Por ejemplo si necesitamos saber si alguien es mayor de 18 años para poder manejar. Al ingresar la edad se usara un “if” para que compare la edad ingresada y ver si es mayor de 18 para asi poder tomar la decision correcta.</text:p>
      <text:p text:style-name="P4"/>
      <text:p text:style-name="P5"><text:span text:style-name="T2">Valores booleanos: Los valores booleanos pueden ser 0 o 1 , activado o desactivado, en este caso van a ser “true” o “false “ . Estos mismos irian en relacion con las declaraciones (if), que se usan para corroborar un dato con una declaracion hecha con anteriorida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1T11:57:11.375883921</meta:creation-date>
    <dc:date>2020-12-01T13:19:59.089858857</dc:date>
    <meta:editing-duration>PT10M7S</meta:editing-duration>
    <meta:editing-cycles>1</meta:editing-cycles>
    <meta:document-statistic meta:table-count="0" meta:image-count="0" meta:object-count="0" meta:page-count="1" meta:paragraph-count="6" meta:word-count="248" meta:character-count="1432" meta:non-whitespace-character-count="1187"/>
    <meta:generator>LibreOffice/6.4.6.2$Linux_X86_64 LibreOffice_project/40$Build-2</meta:generator>
  </office:meta>
</office:document-meta>
</file>